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2cd4fb" officeooo:paragraph-rsid="001e413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5f1db4" officeooo:paragraph-rsid="005f1db4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bold" officeooo:rsid="005ebd71" officeooo:paragraph-rsid="005ebd71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603286" officeooo:paragraph-rsid="00603286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5ebd71" officeooo:paragraph-rsid="005ebd71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603286" officeooo:paragraph-rsid="00603286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603286" officeooo:paragraph-rsid="00603286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2e5ccd"/>
    </style:style>
    <style:style style:name="T2" style:family="text">
      <style:text-properties officeooo:rsid="005f1d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HTML </text:span>BASICS</text:p>
      <text:p text:style-name="P2"/>
      <text:list xml:id="list5362819465857124878" text:style-name="L1">
        <text:list-header>
          <text:p text:style-name="P5"/>
        </text:list-header>
        <text:list-item>
          <text:p text:style-name="P7">What is DOM?</text:p>
        </text:list-item>
      </text:list>
      <text:p text:style-name="P8"/>
      <text:list xml:id="list152618908308262" text:continue-numbering="true" text:style-name="L1">
        <text:list-header>
          <text:p text:style-name="P6">The W3C Document Object Model (DOM) is a platform and language-neutral interface that allows programs and scripts to dynamically access and update the content, structure, and style of a document.</text:p>
          <text:p text:style-name="P6"/>
        </text:list-header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9T15:26:17.629184077</dc:date>
    <meta:editing-duration>PT6H32M51S</meta:editing-duration>
    <meta:editing-cycles>63</meta:editing-cycles>
    <meta:generator>LibreOffice/4.2.8.2$Linux_x86 LibreOffice_project/420m0$Build-2</meta:generator>
    <meta:document-statistic meta:table-count="0" meta:image-count="0" meta:object-count="0" meta:page-count="1" meta:paragraph-count="4" meta:word-count="37" meta:character-count="223" meta:non-whitespace-character-count="190"/>
  </office:meta>
</office:document-meta>
</file>